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4.9cm"/>
    </style:style>
    <style:style style:name="co5" style:family="table-column">
      <style:table-column-properties fo:break-before="auto" style:column-width="4.655cm"/>
    </style:style>
    <style:style style:name="co6" style:family="table-column">
      <style:table-column-properties fo:break-before="auto" style:column-width="3.642cm"/>
    </style:style>
    <style:style style:name="co7" style:family="table-column">
      <style:table-column-properties fo:break-before="auto" style:column-width="1.893cm"/>
    </style:style>
    <style:style style:name="co8" style:family="table-column">
      <style:table-column-properties fo:break-before="auto" style:column-width="1.93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e6ff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TME</text:p>
          </table:table-cell>
          <table:table-cell table:style-name="ce1" office:value-type="string">
            <text:p>LCSC</text:p>
          </table:table-cell>
          <table:table-cell table:style-name="ce1" office:value-type="string">
            <text:p>Q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,C2,C3,C4,C18</text:p>
          </table:table-cell>
          <table:table-cell office:value-type="string">
            <text:p>10u</text:p>
          </table:table-cell>
          <table:table-cell office:value-type="string">
            <text:p>1276-1052-6-ND</text:p>
          </table:table-cell>
          <table:table-cell office:value-type="string">
            <text:p>187-CL21A106KPFNNNE</text:p>
          </table:table-cell>
          <table:table-cell office:value-type="string">
            <text:p>CL21A106KPFNNNE</text:p>
          </table:table-cell>
          <table:table-cell office:value-type="string">
            <text:p>C1702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C5,C6,C7,C8,C9,C10,C11,C12,C13,C14,C17</text:p>
          </table:table-cell>
          <table:table-cell table:style-name="ce4" office:value-type="string">
            <text:p>100n</text:p>
          </table:table-cell>
          <table:table-cell table:style-name="ce4" office:value-type="string">
            <text:p>1276-1005-2-ND</text:p>
          </table:table-cell>
          <table:table-cell table:style-name="ce4" office:value-type="string">
            <text:p>187-CL10B104KO8NNNC </text:p>
          </table:table-cell>
          <table:table-cell table:style-name="ce4" office:value-type="string">
            <text:p>CL10B104KA8NNNC</text:p>
          </table:table-cell>
          <table:table-cell table:style-name="ce4" office:value-type="string">
            <text:p>C66501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15,C16</text:p>
          </table:table-cell>
          <table:table-cell office:value-type="string">
            <text:p>4u7</text:p>
          </table:table-cell>
          <table:table-cell office:value-type="string">
            <text:p>1276-1044-1-ND</text:p>
          </table:table-cell>
          <table:table-cell office:value-type="string">
            <text:p>187-CL10A475KP8NNNC</text:p>
          </table:table-cell>
          <table:table-cell office:value-type="string">
            <text:p>CL10A475KP8NNNC</text:p>
          </table:table-cell>
          <table:table-cell office:value-type="string">
            <text:p>C170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C21</text:p>
          </table:table-cell>
          <table:table-cell table:style-name="ce4" office:value-type="string">
            <text:p>1u</text:p>
          </table:table-cell>
          <table:table-cell table:style-name="ce4" office:value-type="string">
            <text:p>1276-1861-1-ND</text:p>
          </table:table-cell>
          <table:table-cell table:style-name="ce4" office:value-type="string">
            <text:p>187-CL10A105KL8NNNC</text:p>
          </table:table-cell>
          <table:table-cell table:style-name="ce4" office:value-type="string">
            <text:p>CL10B105KB8NQNC</text:p>
          </table:table-cell>
          <table:table-cell table:style-name="ce4" office:value-type="string">
            <text:p>C478859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AP1,CAP2,CAP3,CAP4</text:p>
          </table:table-cell>
          <table:table-cell office:value-type="string">
            <text:p>B32-1360</text:p>
          </table:table-cell>
          <table:table-cell office:value-type="string">
            <text:p>SW259-ND</text:p>
          </table:table-cell>
          <table:table-cell office:value-type="string">
            <text:p>653-B32-1360</text:p>
          </table:table-cell>
          <table:table-cell office:value-type="string">
            <text:p>B32-1360</text:p>
          </table:table-cell>
          <table:table-cell office:value-type="string">
            <text:p>C2733574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D1</text:p>
          </table:table-cell>
          <table:table-cell table:style-name="ce4" office:value-type="string">
            <text:p>RB751V40T1G</text:p>
          </table:table-cell>
          <table:table-cell table:style-name="ce4" office:value-type="string">
            <text:p>RB751V40T1GOSCT-ND </text:p>
          </table:table-cell>
          <table:table-cell table:style-name="ce4" office:value-type="string">
            <text:p>863-RB751V40T1G</text:p>
          </table:table-cell>
          <table:table-cell table:style-name="ce4" office:value-type="string">
            <text:p>RB751V40T1G</text:p>
          </table:table-cell>
          <table:table-cell table:style-name="ce4" office:value-type="string">
            <text:p>C154819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B1,FB2,FB3,FB4,FB5,FB6</text:p>
          </table:table-cell>
          <table:table-cell office:value-type="string">
            <text:p>60R@100MHz</text:p>
          </table:table-cell>
          <table:table-cell office:value-type="string">
            <text:p>490-7809-1-ND</text:p>
          </table:table-cell>
          <table:table-cell office:value-type="string">
            <text:p>81-BLM18AG102SH1D</text:p>
          </table:table-cell>
          <table:table-cell office:value-type="string">
            <text:p>BLM18AG102SH1D</text:p>
          </table:table-cell>
          <table:table-cell office:value-type="string">
            <text:p>C337877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IC1</text:p>
          </table:table-cell>
          <table:table-cell table:style-name="ce4" office:value-type="string">
            <text:p>TFP401APZP</text:p>
          </table:table-cell>
          <table:table-cell table:style-name="ce4" office:value-type="string">
            <text:p>296-9991-ND</text:p>
          </table:table-cell>
          <table:table-cell table:style-name="ce4" office:value-type="string">
            <text:p>595-TFP401APZPR</text:p>
          </table:table-cell>
          <table:table-cell table:style-name="ce4" office:value-type="string">
            <text:p>TFP401APZP</text:p>
          </table:table-cell>
          <table:table-cell table:style-name="ce4" office:value-type="string">
            <text:p>C962083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C2</text:p>
          </table:table-cell>
          <table:table-cell office:value-type="string">
            <text:p>TCA9554APWR</text:p>
          </table:table-cell>
          <table:table-cell office:value-type="string">
            <text:p>296-28120-1-ND</text:p>
          </table:table-cell>
          <table:table-cell office:value-type="string">
            <text:p>595-TCA9554APWR</text:p>
          </table:table-cell>
          <table:table-cell office:value-type="string">
            <text:p>TCA9554APWR</text:p>
          </table:table-cell>
          <table:table-cell office:value-type="string">
            <text:p>C286397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IC3</text:p>
          </table:table-cell>
          <table:table-cell table:style-name="ce4" office:value-type="string">
            <text:p>TSC2007IPWR</text:p>
          </table:table-cell>
          <table:table-cell table:style-name="ce4" office:value-type="string">
            <text:p>296-27124-1-ND</text:p>
          </table:table-cell>
          <table:table-cell table:style-name="ce4" office:value-type="string">
            <text:p>595-TSC2007IPWR</text:p>
          </table:table-cell>
          <table:table-cell table:style-name="ce4" office:value-type="string">
            <text:p>-</text:p>
          </table:table-cell>
          <table:table-cell table:style-name="ce4" office:value-type="string">
            <text:p>C38398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C4</text:p>
          </table:table-cell>
          <table:table-cell office:value-type="string">
            <text:p>TPS61169DCKR</text:p>
          </table:table-cell>
          <table:table-cell office:value-type="string">
            <text:p>296-40821-2-ND</text:p>
          </table:table-cell>
          <table:table-cell office:value-type="string">
            <text:p>595-TPS61169DCKR</text:p>
          </table:table-cell>
          <table:table-cell office:value-type="string">
            <text:p>TPS61169DCKR</text:p>
          </table:table-cell>
          <table:table-cell office:value-type="string">
            <text:p>C7104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DLG-0403-4R7</text:p>
          </table:table-cell>
          <table:table-cell table:style-name="ce4" office:value-type="string">
            <text:p>SDR0403-4R7MLCT-ND</text:p>
          </table:table-cell>
          <table:table-cell table:style-name="ce4" office:value-type="string">
            <text:p>652-SDR0403-4R7ML</text:p>
          </table:table-cell>
          <table:table-cell table:style-name="ce4" office:value-type="string">
            <text:p>DLG-0403-4R7</text:p>
          </table:table-cell>
          <table:table-cell table:style-name="ce4" office:value-type="string">
            <text:p>C2041983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R1,R2</text:p>
          </table:table-cell>
          <table:table-cell office:value-type="string">
            <text:p>10K</text:p>
          </table:table-cell>
          <table:table-cell office:value-type="string">
            <text:p>13-RC0603FR-1310KLCT-ND</text:p>
          </table:table-cell>
          <table:table-cell office:value-type="string">
            <text:p>603-RC0603FR-1310KL</text:p>
          </table:table-cell>
          <table:table-cell office:value-type="string">
            <text:p>SMD0603-10K-1%</text:p>
          </table:table-cell>
          <table:table-cell office:value-type="string">
            <text:p>C98220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R4,R5</text:p>
          </table:table-cell>
          <table:table-cell table:style-name="ce4" office:value-type="string">
            <text:p>10R</text:p>
          </table:table-cell>
          <table:table-cell table:style-name="ce4" office:value-type="string">
            <text:p>311-10.0CRCT-ND </text:p>
          </table:table-cell>
          <table:table-cell table:style-name="ce4" office:value-type="string">
            <text:p>71-CRCW080510R0FKEAC</text:p>
          </table:table-cell>
          <table:table-cell table:style-name="ce4" office:value-type="string">
            <text:p>0805S8F100JT5E</text:p>
          </table:table-cell>
          <table:table-cell table:style-name="ce4" office:value-type="string">
            <text:p>C17415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W1,SW2,SW3,SW4</text:p>
          </table:table-cell>
          <table:table-cell office:value-type="string">
            <text:p>B3FS-4052P</text:p>
          </table:table-cell>
          <table:table-cell office:value-type="string">
            <text:p>39-B3FS-4055PCT-ND</text:p>
          </table:table-cell>
          <table:table-cell office:value-type="string">
            <text:p>653-B3FS-4055P</text:p>
          </table:table-cell>
          <table:table-cell office:value-type="string">
            <text:p>B3FS-4055P</text:p>
          </table:table-cell>
          <table:table-cell office:value-type="string">
            <text:p>C2733614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X1</text:p>
          </table:table-cell>
          <table:table-cell table:style-name="ce4" office:value-type="float" office:value="5051102091">
            <text:p>5051102091</text:p>
          </table:table-cell>
          <table:table-cell table:style-name="ce4" office:value-type="string">
            <text:p>WM11288CT-ND</text:p>
          </table:table-cell>
          <table:table-cell table:style-name="ce4" office:value-type="string">
            <text:p>538-505110-2291</text:p>
          </table:table-cell>
          <table:table-cell table:style-name="ce4" office:value-type="string">
            <text:p>5051102291-MOL</text:p>
          </table:table-cell>
          <table:table-cell table:style-name="ce4" office:value-type="string">
            <text:p>C3168367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X2</text:p>
          </table:table-cell>
          <table:table-cell office:value-type="string">
            <text:p>505110-4091</text:p>
          </table:table-cell>
          <table:table-cell office:value-type="string">
            <text:p>WM11292CT-ND</text:p>
          </table:table-cell>
          <table:table-cell office:value-type="string">
            <text:p>538-505110-4091</text:p>
          </table:table-cell>
          <table:table-cell office:value-type="string">
            <text:p>MX-505110-4091</text:p>
          </table:table-cell>
          <table:table-cell office:value-type="string">
            <text:p>C58800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X3</text:p>
          </table:table-cell>
          <table:table-cell table:style-name="ce4" office:value-type="string">
            <text:p>505110-0692</text:p>
          </table:table-cell>
          <table:table-cell table:style-name="ce4" office:value-type="string">
            <text:p>WM12362CT-ND</text:p>
          </table:table-cell>
          <table:table-cell table:style-name="ce4" office:value-type="string">
            <text:p>538-505110-0692</text:p>
          </table:table-cell>
          <table:table-cell table:style-name="ce4" office:value-type="string">
            <text:p>MX-505110-0692</text:p>
          </table:table-cell>
          <table:table-cell table:style-name="ce4" office:value-type="string">
            <text:p>C779386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ZD1</text:p>
          </table:table-cell>
          <table:table-cell office:value-type="string">
            <text:p>BZX384-B24,115</text:p>
          </table:table-cell>
          <table:table-cell office:value-type="string">
            <text:p>1727-3645-1-ND</text:p>
          </table:table-cell>
          <table:table-cell office:value-type="string">
            <text:p>771-BZX384-B24115</text:p>
          </table:table-cell>
          <table:table-cell office:value-type="string">
            <text:p>BZX384-B24.115</text:p>
          </table:table-cell>
          <table:table-cell office:value-type="string">
            <text:p>C550550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1.094cm" fo:margin-right="0.893cm" style:shadow="none" fo:background-color="transparent" style:scale-to="9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TFT module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2">12.10.2025</text:date>, <text:time>12:0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date>2025-10-12T12:05:04</dc:date>
    <dc:creator>Denis Kotlar</dc:creator>
    <meta:editing-duration>PT15M47S</meta:editing-duration>
    <meta:editing-cycles>8</meta:editing-cycles>
    <meta:document-statistic meta:table-count="1" meta:cell-count="160" meta:object-count="0"/>
  </office:meta>
</office:document-meta>
</file>